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1E00000063491DB35B6F35D60A.png" manifest:media-type="image/png"/>
  <manifest:file-entry manifest:full-path="Pictures/100000010000005A000000675FC7EA8AC95DAB1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84cm" fo:margin-top="0cm" fo:margin-bottom="0cm" table:align="center" style:writing-mode="lr-tb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2.621cm"/>
    </style:style>
    <style:style style:name="Table1.C" style:family="table-column">
      <style:table-column-properties style:column-width="4.921cm"/>
    </style:style>
    <style:style style:name="Table1.D" style:family="table-column">
      <style:table-column-properties style:column-width="7.458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 style:list-style-name="WWNum3">
      <style:paragraph-properties fo:margin-left="1.27cm" fo:margin-right="0cm" fo:line-height="115%" fo:text-indent="-0.635cm" style:auto-text-indent="false"/>
    </style:style>
    <style:style style:name="P2" style:family="paragraph" style:parent-style-name="normal">
      <style:paragraph-properties fo:margin-left="0cm" fo:margin-right="0cm" fo:line-height="115%" fo:text-indent="0cm" style:auto-text-indent="false"/>
    </style:style>
    <style:style style:name="P3" style:family="paragraph" style:parent-style-name="normal" style:master-page-name="Standard">
      <style:paragraph-properties fo:margin-top="0.423cm" fo:margin-bottom="0.212cm" style:contextual-spacing="false" fo:line-height="100%" fo:orphans="0" fo:widows="0" style:page-number="1" fo:keep-with-next="always"/>
      <style:text-properties fo:font-size="12pt" style:font-size-asian="12pt" style:font-size-complex="12pt"/>
    </style:style>
    <style:style style:name="P4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5" style:family="paragraph" style:parent-style-name="normal">
      <style:paragraph-properties fo:margin-top="0.494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6" style:family="paragraph" style:parent-style-name="normal">
      <style:paragraph-properties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normal">
      <style:paragraph-properties fo:line-height="100%" fo:text-align="justify" style:justify-single-word="false" fo:orphans="0" fo:widows="0"/>
      <style:text-properties fo:font-size="12pt" style:font-size-asian="12pt" style:font-size-complex="12pt"/>
    </style:style>
    <style:style style:name="P8" style:family="paragraph" style:parent-style-name="normal">
      <style:paragraph-properties fo:margin-left="0cm" fo:margin-right="0cm" fo:line-height="100%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9" style:family="paragraph" style:parent-style-name="normal">
      <style:paragraph-properties fo:line-height="100%"/>
      <style:text-properties fo:font-size="12pt" style:font-size-asian="12pt" style:font-size-complex="12pt"/>
    </style:style>
    <style:style style:name="P10" style:family="paragraph" style:parent-style-name="normal">
      <style:paragraph-properties fo:line-height="100%" fo:text-align="justify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normal" style:list-style-name="WWNum2">
      <style:paragraph-properties fo:margin-left="2.54cm" fo:margin-right="0cm" fo:line-height="100%" fo:text-align="justify" style:justify-single-word="false" fo:orphans="0" fo:widows="0" fo:text-indent="-0.635cm" style:auto-text-indent="false"/>
      <style:text-properties fo:font-size="12pt" style:text-underline-style="none" style:font-size-asian="12pt" style:font-size-complex="12pt"/>
    </style:style>
    <style:style style:name="P12" style:family="paragraph" style:parent-style-name="normal">
      <style:paragraph-properties fo:line-height="100%" fo:orphans="0" fo:widows="0"/>
    </style:style>
    <style:style style:name="P13" style:family="paragraph" style:parent-style-name="normal">
      <style:paragraph-properties fo:margin-top="0cm" fo:margin-bottom="0.21cm" style:contextual-spacing="false" fo:line-height="100%" fo:padding-left="0cm" fo:padding-right="0cm" fo:padding-top="0cm" fo:padding-bottom="0.071cm" fo:border-left="none" fo:border-right="none" fo:border-top="none" fo:border-bottom="0.74pt solid #000000"/>
    </style:style>
    <style:style style:name="P14" style:family="paragraph" style:parent-style-name="normal" style:list-style-name="WWNum1">
      <style:paragraph-properties fo:margin-left="1.249cm" fo:margin-right="0cm" fo:line-height="100%" fo:text-align="justify" style:justify-single-word="false" fo:text-indent="-0.635cm" style:auto-text-indent="false"/>
    </style:style>
    <style:style style:name="P15" style:family="paragraph" style:parent-style-name="normal" style:list-style-name="WWNum8">
      <style:paragraph-properties fo:margin-left="1.27cm" fo:margin-right="0cm" fo:line-height="100%" fo:text-align="justify" style:justify-single-word="false" fo:text-indent="-0.635cm" style:auto-text-indent="false"/>
    </style:style>
    <style:style style:name="P16" style:family="paragraph" style:parent-style-name="normal">
      <style:paragraph-properties fo:line-height="100%" fo:text-align="justify" style:justify-single-word="false" fo:orphans="0" fo:widows="0"/>
    </style:style>
    <style:style style:name="P17" style:family="paragraph" style:parent-style-name="normal" style:list-style-name="WWNum6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18" style:family="paragraph" style:parent-style-name="normal" style:list-style-name="WWNum9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19" style:family="paragraph" style:parent-style-name="normal" style:list-style-name="WWNum10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0" style:family="paragraph" style:parent-style-name="normal" style:list-style-name="WWNum5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1" style:family="paragraph" style:parent-style-name="normal" style:list-style-name="WWNum7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2" style:family="paragraph" style:parent-style-name="normal" style:list-style-name="WWNum7">
      <style:paragraph-properties fo:margin-left="2.54cm" fo:margin-right="0cm" fo:line-height="100%" fo:text-align="justify" style:justify-single-word="false" fo:orphans="0" fo:widows="0" fo:text-indent="-0.635cm" style:auto-text-indent="false"/>
    </style:style>
    <style:style style:name="P23" style:family="paragraph" style:parent-style-name="normal" style:list-style-name="WWNum4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4" style:family="paragraph" style:parent-style-name="normal" style:list-style-name="WWNum4">
      <style:paragraph-properties fo:margin-left="2.54cm" fo:margin-right="0cm" fo:line-height="100%" fo:text-align="justify" style:justify-single-word="false" fo:orphans="0" fo:widows="0" fo:text-indent="-0.635cm" style:auto-text-indent="false"/>
    </style:style>
    <style:style style:name="P25" style:family="paragraph" style:parent-style-name="normal" style:list-style-name="WWNum2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6" style:family="paragraph" style:parent-style-name="normal" style:list-style-name="WWNum2">
      <style:paragraph-properties fo:margin-left="2.54cm" fo:margin-right="0cm" fo:line-height="100%" fo:text-align="justify" style:justify-single-word="false" fo:orphans="0" fo:widows="0" fo:text-indent="-0.635cm" style:auto-text-indent="false"/>
    </style:style>
    <style:style style:name="P27" style:family="paragraph" style:parent-style-name="normal" style:list-style-name="WWNum1">
      <style:paragraph-properties fo:margin-left="1.259cm" fo:margin-right="0cm" fo:line-height="100%" fo:text-indent="-0.63cm" style:auto-text-indent="false"/>
    </style:style>
    <style:style style:name="P28" style:family="paragraph" style:parent-style-name="normal">
      <style:paragraph-properties fo:margin-left="0cm" fo:margin-right="0cm" fo:margin-top="0.494cm" fo:margin-bottom="0.21cm" style:contextual-spacing="false" fo:line-height="100%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29" style:family="paragraph" style:parent-style-name="normal">
      <style:paragraph-properties fo:line-height="100%" fo:text-align="center" style:justify-single-word="false" fo:orphans="0" fo:widows="0"/>
    </style:style>
    <style:style style:name="P30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2"><text:span text:style-name="T1">ASIX2 M06: administració de sistemes operatiu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2"><text:span text:style-name="T1">UF1: administració avançada de sistemes operatiu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2"><text:span text:style-name="T1">A05.05 exercicis: OpenLDAP - client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text:span text:style-name="T1">Revisió</text:span></text:p>
          </table:table-cell>
          <table:table-cell table:style-name="Table1.A1" office:value-type="string">
            <text:p text:style-name="P12"><text:span text:style-name="T1">Data</text:span></text:p>
          </table:table-cell>
          <table:table-cell table:style-name="Table1.A1" office:value-type="string">
            <text:p text:style-name="P12"><text:span text:style-name="T1">Autor</text:span></text:p>
          </table:table-cell>
          <table:table-cell table:style-name="Table1.A1" office:value-type="string">
            <text:p text:style-name="P12"><text:span text:style-name="T1">Observacions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">0</text:span></text:p>
          </table:table-cell>
          <table:table-cell table:style-name="Table1.A1" office:value-type="string">
            <text:p text:style-name="P12"><text:span text:style-name="T2">16/01/2023</text:span></text:p>
          </table:table-cell>
          <table:table-cell table:style-name="Table1.A1" office:value-type="string">
            <text:p text:style-name="P12"><text:span text:style-name="T2">Josep Bassó</text:span></text:p>
          </table:table-cell>
          <table:table-cell table:style-name="Table1.A1" office:value-type="string">
            <text:p text:style-name="P12"><text:span text:style-name="T2">Document inicial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">1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5"/>
      <text:p text:style-name="P13"><text:span text:style-name="T1">OBJECTIUS</text:span></text:p>
      <text:p text:style-name="P30"><text:span text:style-name="T2">1.1 Identifica la funció, els elements i les estructures lògiques del servei de directori.</text:span></text:p>
      <text:p text:style-name="P30"><text:span text:style-name="T2">1.2 Determina i crea l’esquema del servei de directori.</text:span></text:p>
      <text:p text:style-name="P30"><text:span text:style-name="T2">1.3 Realitza la instal·lació del servei de directori al servidor.</text:span></text:p>
      <text:p text:style-name="P30"><text:span text:style-name="T2">1.4 Realitza la configuració i personalització del servei de directori.</text:span></text:p>
      <text:p text:style-name="P30"><text:span text:style-name="T2">1.5 Integra el servei de directori amb altres serveis.</text:span></text:p>
      <text:p text:style-name="P30"><text:span text:style-name="T2">1.6 Aplica filtres de cerca en el servei de directori.</text:span></text:p>
      <text:p text:style-name="P30"><text:span text:style-name="T2">1.7 Utilitza el servei de directori com a mecanisme d’acreditació centralitzada dels usuaris en una xarxa.</text:span></text:p>
      <text:p text:style-name="P30"><text:span text:style-name="T2">1.8 Realitza la configuració del client per a la seva integració en el servei de directori.</text:span></text:p>
      <text:p text:style-name="P30"><text:span text:style-name="T2">1.9 Utilitza eines gràfiques i comandaments per a l’administració del servei de directori.</text:span></text:p>
      <text:p text:style-name="P30"><text:span text:style-name="T2">1.10 Documenta l’estructura i la implantació del servei de directori.</text:span></text:p>
      <text:p text:style-name="P6"/>
      <text:p text:style-name="P13"><text:span text:style-name="T1">INSTRUCCIONS</text:span></text:p>
      <text:list text:style-name="WWNum1">
        <text:list-item>
          <text:p text:style-name="P27"><text:span text:style-name="T2">Llegeix amb calma què s'ha de fer abans de començar.</text:span></text:p>
        </text:list-item>
        <text:list-item>
          <text:p text:style-name="P27"><text:span text:style-name="T2">Posa el teu nom en el lloc del document on es demana.</text:span></text:p>
        </text:list-item>
        <text:list-item>
          <text:p text:style-name="P14"><text:span text:style-name="T2">Lliura només un sol fitxer amb el nom: </text:span><text:span text:style-name="T1">A05_05e_</text:span><text:span text:style-name="T4">cognom_nom</text:span><text:span text:style-name="T2">.</text:span></text:p>
        </text:list-item>
        <text:list-item>
          <text:p text:style-name="P14"><text:span text:style-name="T2">El document pot ser amb format </text:span><text:span text:style-name="T1">doc</text:span><text:span text:style-name="T2"> o </text:span><text:span text:style-name="T1">pdf</text:span><text:span text:style-name="T2">.</text:span></text:p>
        </text:list-item>
        <text:list-item>
          <text:p text:style-name="P14"><text:span text:style-name="T2">Si hi ha més d’un fitxer, agrupa’ls en un </text:span><text:span text:style-name="T1">zip</text:span><text:span text:style-name="T2"> o </text:span><text:span text:style-name="T1">rar </text:span><text:span text:style-name="T2">amb les carpetes.</text:span></text:p>
        </text:list-item>
        <text:list-item>
          <text:p text:style-name="P14"><text:span text:style-name="T2">No esborris els enunciats i escriu la resposta just a sota.</text:span></text:p>
        </text:list-item>
        <text:list-item>
          <text:p text:style-name="P14"><text:span text:style-name="T2">L’incompliment d’un punt anterior pot provocar la no correcció.</text:span></text:p>
        </text:list-item>
        <text:list-item>
          <text:p text:style-name="P14"><text:span text:style-name="T2">El professor pot demanar l’explicació del treball realitzat.</text:span></text:p>
        </text:list-item>
        <text:list-item>
          <text:p text:style-name="P14"><text:span text:style-name="T2">En cas de còpia la nota serà un 1 a la UF per tots els implicats.</text:span></text:p>
        </text:list-item>
      </text:list>
      <text:p text:style-name="P6"/>
      <text:p text:style-name="P13"><text:span text:style-name="T1">AVALUACIÓ</text:span></text:p>
      <text:list text:style-name="WWNum8">
        <text:list-item>
          <text:p text:style-name="P15"><text:span text:style-name="T2">Exercicis de classe. Es poden fer en grup. No avaluen. Cal fer el lliurament.</text:span></text:p>
        </text:list-item>
      </text:list>
      <text:p text:style-name="P6"/>
      <text:p text:style-name="P6"/>
      <text:p text:style-name="P9"/>
      <text:p text:style-name="P28"><text:span text:style-name="T1">EXERCICIS</text:span></text:p>
      <text:p text:style-name="P7"/>
      <text:p text:style-name="P16"><text:span text:style-name="T1">Documentació diversa:</text:span></text:p>
      <text:p text:style-name="P10"/>
      <text:list xml:id="list3182812210" text:style-name="WWNum6">
        <text:list-item>
          <text:p text:style-name="P17"><text:a xlink:type="simple" xlink:href="https://www.openldap.org/" text:style-name="Default_20_Style" text:visited-style-name="Default_20_Style"><text:span text:style-name="T7">https://www.openldap.org/</text:span></text:a></text:p>
        </text:list-item>
      </text:list>
      <text:p text:style-name="P7"/>
      <text:list text:style-name="WWNum3">
        <text:list-item>
          <text:p text:style-name="P1"><text:a xlink:type="simple" xlink:href="https://ubuntu.com/server/docs/service-ldap" text:style-name="Default_20_Style" text:visited-style-name="Default_20_Style"><text:span text:style-name="T7">https://ubuntu.com/server/docs/service-ldap</text:span></text:a></text:p>
        </text:list-item>
      </text:list>
      <text:p text:style-name="P7"/>
      <text:list xml:id="list121708980947949" text:continue-list="list3182812210" text:style-name="WWNum6">
        <text:list-item>
          <text:p text:style-name="P17"><text:a xlink:type="simple" xlink:href="https://www.sapalomera.cat/moodlecf/apunts/smx/sox/index.html" text:style-name="Default_20_Style" text:visited-style-name="Default_20_Style"><text:span text:style-name="T7">https://www.sapalomera.cat/moodlecf/apunts/smx/sox/index.html</text:span></text:a></text:p>
        </text:list-item>
      </text:list>
      <text:p text:style-name="P7"/>
      <text:list text:style-name="WWNum9">
        <text:list-item>
          <text:p text:style-name="P18"><text:a xlink:type="simple" xlink:href="http://somebooks.es/ldap-parte-1-instalar-openldap-en-ubuntu-20-04-lts/" text:style-name="Default_20_Style" text:visited-style-name="Default_20_Style"><text:span text:style-name="T7">http://somebooks.es/ldap-parte-1-instalar-openldap-en-ubuntu-20-04-lts/</text:span></text:a></text:p>
        </text:list-item>
      </text:list>
      <text:p text:style-name="P7"/>
      <text:list xml:id="list121709023921287" text:continue-list="list121708980947949" text:style-name="WWNum6">
        <text:list-item>
          <text:p text:style-name="P17"><text:a xlink:type="simple" xlink:href="https://computingforgeeks.com/install-and-configure-openldap-phpldapadmin-on-ubuntu/" text:style-name="Default_20_Style" text:visited-style-name="Default_20_Style"><text:span text:style-name="T7">https://computingforgeeks.com/install-and-configure-openldap-phpldapadmin-on-ubuntu/</text:span></text:a></text:p>
        </text:list-item>
      </text:list>
      <text:p text:style-name="P7"/>
      <text:list xml:id="list121709358075599" text:continue-numbering="true" text:style-name="WWNum6">
        <text:list-item>
          <text:p text:style-name="P17"><text:a xlink:type="simple" xlink:href="https://blog.sysdual.com/instalacion-y-configuracion-de-un-servicio-de-directorio-ldap-en-ubuntu-server-20-04/" text:style-name="Default_20_Style" text:visited-style-name="Default_20_Style"><text:span text:style-name="T7">https://blog.sysdual.com/instalacion-y-configuracion-de-un-servicio-de-directorio-ldap-en-ubuntu-server-20-04/</text:span></text:a></text:p>
        </text:list-item>
      </text:list>
      <text:p text:style-name="P7"/>
      <text:list xml:id="list121709658225039" text:continue-numbering="true" text:style-name="WWNum6">
        <text:list-item>
          <text:p text:style-name="P17"><text:a xlink:type="simple" xlink:href="https://kifarunix.com/install-and-setup-phpldapadmin-on-ubuntu-20-04/" text:style-name="Default_20_Style" text:visited-style-name="Default_20_Style"><text:span text:style-name="T7">https://kifarunix.com/install-and-setup-phpldapadmin-on-ubuntu-20-04/</text:span></text:a></text:p>
        </text:list-item>
      </text:list>
      <text:p text:style-name="P7"/>
      <text:list xml:id="list121709804498693" text:continue-numbering="true" text:style-name="WWNum6">
        <text:list-item>
          <text:p text:style-name="P17"><text:a xlink:type="simple" xlink:href="https://howtoforge.es/como-instalar-y-configurar-openldap-y-phpldapadmin-en-ubuntu-20-04/" text:style-name="Default_20_Style" text:visited-style-name="Default_20_Style"><text:span text:style-name="T7">https://howtoforge.es/como-instalar-y-configurar-openldap-y-phpldapadmin-en-ubuntu-20-04/</text:span></text:a></text:p>
        </text:list-item>
      </text:list>
      <text:p text:style-name="P7"/>
      <text:list text:style-name="WWNum10">
        <text:list-item>
          <text:p text:style-name="P19"><text:a xlink:type="simple" xlink:href="https://blog.eldernode.com/install-ldap-client-on-ubuntu-20-04/" text:style-name="Default_20_Style" text:visited-style-name="Default_20_Style"><text:span text:style-name="T7">https://blog.eldernode.com/install-ldap-client-on-ubuntu-20-04/</text:span></text:a></text:p>
        </text:list-item>
      </text:list>
      <text:p text:style-name="P7"/>
      <text:list text:style-name="WWNum5">
        <text:list-item>
          <text:p text:style-name="P20"><text:a xlink:type="simple" xlink:href="https://www.youtube.com/watch?v=kksS5daigg0" text:style-name="Default_20_Style" text:visited-style-name="Default_20_Style"><text:span text:style-name="T7">https://www.youtube.com/watch?v=kksS5daigg0</text:span></text:a></text:p>
        </text:list-item>
      </text:list>
      <text:p text:style-name="P8"/>
      <text:p text:style-name="P8"/>
      <text:p text:style-name="P8"/>
      <text:p text:style-name="P16"><text:span text:style-name="T1">Exercici 1: Configuració de l’OpenLDAP - client</text:span></text:p>
      <text:list xml:id="list1024024698" text:style-name="WWNum7">
        <text:list-item>
          <text:p text:style-name="P21"><text:span text:style-name="T2">Comprovacions prèvies.</text:span></text:p>
          <text:list>
            <text:list-item>
              <text:p text:style-name="P22"><text:span text:style-name="T2">Puc veure el servidor? (ping)</text:span></text:p>
            </text:list-item>
          </text:list>
        </text:list-item>
        <text:list-item>
          <text:p text:style-name="P21"><text:span text:style-name="T2">Instal·lar les utilitats.</text:span></text:p>
          <text:list>
            <text:list-item>
              <text:p text:style-name="P22"><text:span text:style-name="T2">apt install ldap-utils</text:span></text:p>
            </text:list-item>
            <text:list-item>
              <text:p text:style-name="P22"><text:span text:style-name="T2">comprovació:</text:span></text:p>
            </text:list-item>
            <text:list-item>
              <text:p text:style-name="P22"><text:span text:style-name="T2">ldapsearch (com pel servidor). Cal indicar el servidor, paràmetre -H</text:span></text:p>
            </text:list-item>
          </text:list>
        </text:list-item>
        <text:list-item>
          <text:p text:style-name="P21"><text:span text:style-name="T2">Instal·lar paquets PAM i NSS</text:span></text:p>
          <text:list>
            <text:list-item>
              <text:p text:style-name="P22"><text:span text:style-name="T2">apt-get install libpam-ldap libnss-ldap nscd</text:span></text:p>
            </text:list-item>
          </text:list>
        </text:list-item>
        <text:list-item>
          <text:p text:style-name="P21"><text:span text:style-name="T2">Modificar el fitxer /etc/ldap/ldap.conf</text:span></text:p>
          <text:list>
            <text:list-item>
              <text:p text:style-name="P22"><text:span text:style-name="T2">BASE <text:s text:c="2"/>/ <text:s text:c="2"/>URI.</text:span></text:p>
            </text:list-item>
          </text:list>
        </text:list-item>
        <text:list-item>
          <text:p text:style-name="P21"><text:span text:style-name="T2">Modificar el fitxer /etc/nsswitch.conf</text:span></text:p>
          <text:list>
            <text:list-item>
              <text:p text:style-name="P22"><text:span text:style-name="T2">passwd:<text:tab/>compat systemd ldap</text:span></text:p>
            </text:list-item>
            <text:list-item>
              <text:p text:style-name="P22"><text:span text:style-name="T2">group:<text:tab/><text:tab/>compat systemd ldap</text:span></text:p>
            </text:list-item>
            <text:list-item>
              <text:p text:style-name="P22"><text:span text:style-name="T2">shadow:<text:tab/>compat ldap</text:span></text:p>
            </text:list-item>
            <text:list-item>
              <text:p text:style-name="P22"><text:span text:style-name="T2">gshadow:<text:tab/>files</text:span></text:p>
            </text:list-item>
          </text:list>
        </text:list-item>
        <text:list-item>
          <text:p text:style-name="P21"><text:span text:style-name="T2">Reiniciar el servei</text:span></text:p>
          <text:list>
            <text:list-item>
              <text:p text:style-name="P22"><text:span text:style-name="T2">Per exemple: <text:s text:c="3"/>/etc/init.d/nscd restart</text:span></text:p>
            </text:list-item>
          </text:list>
        </text:list-item>
        <text:list-item>
          <text:p text:style-name="P21"><text:span text:style-name="T2">Comprovar que podem veure els usuaris:</text:span></text:p>
          <text:list>
            <text:list-item>
              <text:p text:style-name="P22"><text:soft-page-break/><text:span text:style-name="T2">getent passwd</text:span></text:p>
            </text:list-item>
          </text:list>
        </text:list-item>
        <text:list-item>
          <text:p text:style-name="P21"><text:span text:style-name="T2">Configurar LDAP perquè es faci l’autenticació al servidor.</text:span></text:p>
          <text:list>
            <text:list-item>
              <text:p text:style-name="P22"><text:span text:style-name="T2">/etc/pam.d/common-session</text:span></text:p>
            </text:list-item>
            <text:list-item>
              <text:p text:style-name="P22"><text:span text:style-name="T2">session required<text:tab/>pam_unix.so</text:span></text:p>
            </text:list-item>
            <text:list-item>
              <text:p text:style-name="P22"><text:span text:style-name="T2">session optional<text:tab/>pam_ldap.so</text:span></text:p>
            </text:list-item>
            <text:list-item>
              <text:p text:style-name="P22"><text:span text:style-name="T2">session optional<text:tab/>pam_systemd.so</text:span></text:p>
            </text:list-item>
            <text:list-item>
              <text:p text:style-name="P22"><text:span text:style-name="T2">session required<text:tab/>pam_mkhomedir.so</text:span></text:p>
            </text:list-item>
          </text:list>
        </text:list-item>
        <text:list-item>
          <text:p text:style-name="P21"><text:span text:style-name="T2">Fer un login des del client amb un usuari LDAP.</text:span></text:p>
        </text:list-item>
      </text:list>
      <text:p text:style-name="P7"/>
      <text:list xml:id="list121707907721689" text:continue-numbering="true" text:style-name="WWNum7">
        <text:list-item>
          <text:p text:style-name="P21"><text:span text:style-name="T2">Reconfiguració de la configuració:</text:span></text:p>
          <text:list>
            <text:list-item>
              <text:p text:style-name="P22"><text:span text:style-name="T2">dpkg-reconfigure libpam-ldap</text:span></text:p>
            </text:list-item>
            <text:list-item>
              <text:p text:style-name="P22"><text:span text:style-name="T2">dpkg-reconfigure libnss-ldap</text:span></text:p>
            </text:list-item>
          </text:list>
        </text:list-item>
      </text:list>
      <text:p text:style-name="P7"/>
      <text:p text:style-name="P7"/>
      <text:p text:style-name="P16"><text:span text:style-name="T1">Exercici 2: Instal·lació de pure-ftpd amb autenticació LDAP.</text:span></text:p>
      <text:list text:style-name="WWNum4">
        <text:list-item>
          <text:p text:style-name="P23"><text:span text:style-name="T2">apt install pure-ftpd-ldap</text:span></text:p>
        </text:list-item>
        <text:list-item>
          <text:p text:style-name="P23"><text:span text:style-name="T2">Fitxer de configuració: <text:s text:c="2"/>/etc/pure-ftpd/db/ldap.conf</text:span></text:p>
          <text:list>
            <text:list-item>
              <text:p text:style-name="P24"><text:span text:style-name="T2">LDAPServer<text:tab/>{IP}</text:span></text:p>
            </text:list-item>
            <text:list-item>
              <text:p text:style-name="P24"><text:span text:style-name="T2">LDAPBaseDN dc={example},dc={com}</text:span></text:p>
            </text:list-item>
            <text:list-item>
              <text:p text:style-name="P24"><text:span text:style-name="T2">LDAPBindDN cn=admin,dc={example},dc={com}</text:span></text:p>
            </text:list-item>
            <text:list-item>
              <text:p text:style-name="P24"><text:span text:style-name="T2">LDAPBindPW {P@ssw0rd}</text:span></text:p>
            </text:list-item>
          </text:list>
        </text:list-item>
        <text:list-item>
          <text:p text:style-name="P23"><text:span text:style-name="T2">Comprovació:</text:span></text:p>
          <text:list>
            <text:list-item>
              <text:p text:style-name="P24"><text:span text:style-name="T2">$ ftp {servidor}</text:span></text:p>
            </text:list-item>
            <text:list-item>
              <text:p text:style-name="P24"><text:span text:style-name="T2">fer login</text:span></text:p>
            </text:list-item>
            <text:list-item>
              <text:p text:style-name="P24"><text:span text:style-name="T2">Enviar un fitxer. Quins permisos té?</text:span></text:p>
            </text:list-item>
          </text:list>
        </text:list-item>
      </text:list>
      <text:p text:style-name="P7"/>
      <text:p text:style-name="P7"/>
      <text:p text:style-name="P16"><text:span text:style-name="T1">Exercici 3: Consultes a la base de dades.</text:span></text:p>
      <text:list text:style-name="WWNum2">
        <text:list-item>
          <text:p text:style-name="P25"><text:span text:style-name="T2">Organitza els usuaris de la Pràctica 5 per tenir:</text:span></text:p>
          <text:list>
            <text:list-item>
              <text:p text:style-name="P26"><text:span text:style-name="T2">Gals: Astèrix, Obèlix, Panoràmix, Ideafix, Pròlix i {tu}.</text:span></text:p>
            </text:list-item>
            <text:list-item>
              <text:p text:style-name="P26"><text:span text:style-name="T2">Romans: Juli Cèsar i Capdobús.</text:span></text:p>
            </text:list-item>
            <text:list-item>
              <text:p text:style-name="P11"/>
            </text:list-item>
            <text:list-item>
              <text:p text:style-name="P26"><text:span text:style-name="T2">{cognom}.com</text:span></text:p>
            </text:list-item>
            <text:list-item>
              <text:p text:style-name="P26"><text:span text:style-name="T2">OU=gals i OU=romans</text:span></text:p>
            </text:list-item>
            <text:list-item>
              <text:p text:style-name="P26"><text:span text:style-name="T2">I els usuaris assignats a la OU corresponent.</text:span></text:p>
            </text:list-item>
          </text:list>
        </text:list-item>
        <text:list-item>
          <text:p text:style-name="P25"><text:span text:style-name="T2">Si no estan definits, omple els paràmetres uid, sn, givenName, cn, displayName, uidNumber, gidNumber, userPassword, gecos, loginShell i homeDirectory. El cognom pels gals serà “elgal”, pels romans “deroma” i per {tu} el teu.</text:span></text:p>
        </text:list-item>
        <text:list-item>
          <text:p text:style-name="P25"><text:span text:style-name="T2">Consulta tots els usuaris Gals. Indica l’uid i el cn.</text:span></text:p>
        </text:list-item>
        <text:list-item>
          <text:p text:style-name="P25"><text:span text:style-name="T2">Consulta tots els usuaris que acabin amb una ‘a’ al cognom, sn.</text:span></text:p>
        </text:list-item>
        <text:list-item>
          <text:p text:style-name="P25"><text:span text:style-name="T2">Consulta tots els usuaris que tinguin una ‘a’ al nom, givenName.</text:span></text:p>
        </text:list-item>
        <text:list-item>
          <text:p text:style-name="P25"><text:span text:style-name="T2">Consulta tots els usuaris que tinguin una ‘i’ al nom i una ‘a’ al cognom.</text:span></text:p>
        </text:list-item>
        <text:list-item>
          <text:p text:style-name="P25"><text:span text:style-name="T2">En Pròlix ha d’estar al grup dels romans, si no li tens, passa-li.</text:span></text:p>
        </text:list-item>
        <text:list-item>
          <text:p text:style-name="P25"><text:span text:style-name="T2">Consulta tots els romans que el cognom els hi acabi amb ‘ix’.</text:span></text:p>
        </text:list-item>
        <text:list-item>
          <text:p text:style-name="P25"><text:span text:style-name="T2">Consulta tots els usuaris gals o romans que el nom els hi acabi amb ‘ix’.</text:span></text:p>
        </text:list-item>
        <text:list-item>
          <text:p text:style-name="P25"><text:span text:style-name="T2">Consulta tots els usuaris que tinguin una ‘o’ al nom o al cognom.</text:span></text:p>
        </text:list-item>
        <text:list-item>
          <text:p text:style-name="P25"><text:span text:style-name="T2">Els romans s’adonen al final que en Pròlix és un estafador i l’expulsen. Esborra’l.</text:span></text:p>
        </text:list-item>
        <text:list-item>
          <text:p text:style-name="P25"><text:span text:style-name="T2">Consulta tots els usuaris romans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'" style:font-style-name="Regular" style:font-pitch="variable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line-height="100%" fo:text-align="center" style:justify-single-word="false" fo:orphans="0" fo:widows="0"/>
    </style:style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011cm" fo:margin-right="2.011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423cm" svg:y="0.37cm" svg:width="1.032cm" svg:height="1.205cm" draw:z-index="5"><draw:image xlink:href="Pictures/100000010000005A000000675FC7EA8AC95DAB1E.png" xlink:type="simple" xlink:show="embed" xlink:actuate="onLoad" draw:mime-type="image/png"/><svg:desc>logo-gencat.png</svg:desc></draw:frame><draw:frame draw:style-name="Mfr2" draw:name="image1.png" text:anchor-type="char" svg:x="14.049cm" svg:y="0.356cm" svg:width="3.859cm" svg:height="1.335cm" draw:z-index="2"><draw:image xlink:href="Pictures/100000010000011E00000063491DB35B6F35D60A.png" xlink:type="simple" xlink:show="embed" xlink:actuate="onLoad" draw:mime-type="image/png"/><svg:desc>LogoINSTITUTSAPALOMERA.png</svg:desc></draw:frame></text:p>
        <text:p text:style-name="normal"><text:s/>Generalitat de Catalunya</text:p>
        <text:p text:style-name="normal"><text:span text:style-name="MT1"><text:s/>Departament d’Educació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7T12:17:07.615359758</dc:date>
    <meta:editing-duration>PT12M30S</meta:editing-duration>
    <meta:editing-cycles>1</meta:editing-cycles>
    <meta:document-statistic meta:table-count="1" meta:image-count="2" meta:object-count="0" meta:page-count="3" meta:paragraph-count="109" meta:word-count="705" meta:character-count="4740" meta:non-whitespace-character-count="4208"/>
    <meta:generator>LibreOffice/7.4.4.2$Linux_X86_64 LibreOffice_project/85569322deea74ec9134968a29af2df5663baa21</meta:generator>
  </office:meta>
</office:document-meta>
</file>